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5mm"/>
    </style:style>
    <style:style style:name="co2" style:family="table-column">
      <style:table-column-properties fo:break-before="auto" style:column-width="19.88mm"/>
    </style:style>
    <style:style style:name="co3" style:family="table-column">
      <style:table-column-properties fo:break-before="auto" style:column-width="16.33mm"/>
    </style:style>
    <style:style style:name="co4" style:family="table-column">
      <style:table-column-properties fo:break-before="auto" style:column-width="18.79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9.8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10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07">
      <style:table-cell-properties fo:background-color="#999999" style:text-align-source="fix" style:repeat-content="false" fo:wrap-option="wrap" fo:border="0.06pt solid #000000" style:vertical-align="middle"/>
      <style:paragraph-properties fo:text-align="center"/>
    </style:style>
    <style:style style:name="ce3" style:family="table-cell" style:parent-style-name="Default" style:data-style-name="N107">
      <style:table-cell-properties fo:background-color="#dddddd" fo:border="0.06pt solid #000000"/>
    </style:style>
    <style:style style:name="ce4" style:family="table-cell" style:parent-style-name="Default" style:data-style-name="N107">
      <style:table-cell-properties fo:border="0.06pt solid #000000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rout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Default"/>
        <table:table-row table:style-name="ro1">
          <table:table-cell table:style-name="ce2" office:value-type="string" calcext:value-type="string" table:number-columns-spanned="5" table:number-rows-spanned="1">
            <text:p>Usado no sistema para executar multiplos replanejamentos de rote com GA4s, DE4s, MPGA4s, etc.</text:p>
          </table:table-cell>
          <table:covered-table-cell table:number-columns-repeated="4" table:style-name="ce4"/>
          <table:table-cell table:number-columns-repeated="2"/>
        </table:table-row>
        <table:table-row table:style-name="ro2">
          <table:table-cell table:style-name="ce3" office:value-type="string" calcext:value-type="string">
            <text:p>px</text:p>
          </table:table-cell>
          <table:table-cell table:style-name="ce3" office:value-type="string" calcext:value-type="string">
            <text:p>py</text:p>
          </table:table-cell>
          <table:table-cell table:style-name="ce3" office:value-type="string" calcext:value-type="string">
            <text:p>vel</text:p>
          </table:table-cell>
          <table:table-cell table:style-name="ce3" office:value-type="string" calcext:value-type="string">
            <text:p>angle (rad)</text:p>
          </table:table-cell>
          <table:table-cell table:style-name="ce3" office:value-type="string" calcext:value-type="string">
            <text:p>angle (degree)</text:p>
          </table:table-cell>
          <table:table-cell table:number-columns-repeated="2"/>
        </table:table-row>
        <table:table-row table:style-name="ro2">
          <table:table-cell table:style-name="ce4" office:value-type="float" office:value="6.39" calcext:value-type="float">
            <text:p>6,390</text:p>
          </table:table-cell>
          <table:table-cell table:style-name="ce4" office:value-type="float" office:value="-11.09" calcext:value-type="float">
            <text:p>-11,090</text:p>
          </table:table-cell>
          <table:table-cell table:style-name="ce4" office:value-type="float" office:value="1.6" calcext:value-type="float">
            <text:p>1,600</text:p>
          </table:table-cell>
          <table:table-cell table:style-name="ce4" table:formula="of:=ATAN2([.A4]-[.A3];[.B4]-[.B3])" office:value-type="float" office:value="0.291456794477869" calcext:value-type="float">
            <text:p>0,291</text:p>
          </table:table-cell>
          <table:table-cell table:style-name="ce4" table:formula="of:=DEGREES([.D3])" office:value-type="float" office:value="16.6992442339937" calcext:value-type="float">
            <text:p>16,699</text:p>
          </table:table-cell>
          <table:table-cell table:number-columns-repeated="2"/>
        </table:table-row>
        <table:table-row table:style-name="ro2">
          <table:table-cell table:style-name="ce4" office:value-type="float" office:value="6.59" calcext:value-type="float">
            <text:p>6,590</text:p>
          </table:table-cell>
          <table:table-cell table:style-name="ce4" office:value-type="float" office:value="-11.03" calcext:value-type="float">
            <text:p>-11,030</text:p>
          </table:table-cell>
          <table:table-cell table:style-name="ce4" office:value-type="float" office:value="1.6" calcext:value-type="float">
            <text:p>1,600</text:p>
          </table:table-cell>
          <table:table-cell table:style-name="ce4" table:formula="of:=ATAN2([.A5]-[.A4];[.B5]-[.B4])" office:value-type="float" office:value="0.348771003583906" calcext:value-type="float">
            <text:p>0,349</text:p>
          </table:table-cell>
          <table:table-cell table:style-name="ce4" table:formula="of:=DEGREES([.D4])" office:value-type="float" office:value="19.9831065218999" calcext:value-type="float">
            <text:p>19,983</text:p>
          </table:table-cell>
          <table:table-cell table:number-columns-repeated="2"/>
        </table:table-row>
        <table:table-row table:style-name="ro2">
          <table:table-cell table:style-name="ce4" office:value-type="float" office:value="7.14" calcext:value-type="float">
            <text:p>7,140</text:p>
          </table:table-cell>
          <table:table-cell table:style-name="ce4" office:value-type="float" office:value="-10.83" calcext:value-type="float">
            <text:p>-10,830</text:p>
          </table:table-cell>
          <table:table-cell table:style-name="ce4" office:value-type="float" office:value="1.6" calcext:value-type="float">
            <text:p>1,600</text:p>
          </table:table-cell>
          <table:table-cell table:style-name="ce4" table:formula="of:=ATAN2([.A6]-[.A5];[.B6]-[.B5])" office:value-type="float" office:value="0.384604714822213" calcext:value-type="float">
            <text:p>0,385</text:p>
          </table:table-cell>
          <table:table-cell table:style-name="ce4" table:formula="of:=DEGREES([.D5])" office:value-type="float" office:value="22.0362269401454" calcext:value-type="float">
            <text:p>22,036</text:p>
          </table:table-cell>
          <table:table-cell table:number-columns-repeated="2"/>
        </table:table-row>
        <table:table-row table:style-name="ro2">
          <table:table-cell table:style-name="ce4" office:value-type="float" office:value="7.98" calcext:value-type="float">
            <text:p>7,980</text:p>
          </table:table-cell>
          <table:table-cell table:style-name="ce4" office:value-type="float" office:value="-10.49" calcext:value-type="float">
            <text:p>-10,490</text:p>
          </table:table-cell>
          <table:table-cell table:style-name="ce4" office:value-type="float" office:value="1.6" calcext:value-type="float">
            <text:p>1,600</text:p>
          </table:table-cell>
          <table:table-cell table:style-name="ce4" table:formula="of:=ATAN2([.A7]-[.A6];[.B7]-[.B6])" office:value-type="float" office:value="0.403794091885133" calcext:value-type="float">
            <text:p>0,404</text:p>
          </table:table-cell>
          <table:table-cell table:style-name="ce4" table:formula="of:=DEGREES([.D6])" office:value-type="float" office:value="23.1356972573359" calcext:value-type="float">
            <text:p>23,136</text:p>
          </table:table-cell>
          <table:table-cell table:number-columns-repeated="2"/>
        </table:table-row>
        <table:table-row table:style-name="ro2">
          <table:table-cell table:style-name="ce4" office:value-type="float" office:value="9.08" calcext:value-type="float">
            <text:p>9,080</text:p>
          </table:table-cell>
          <table:table-cell table:style-name="ce4" office:value-type="float" office:value="-10.02" calcext:value-type="float">
            <text:p>-10,020</text:p>
          </table:table-cell>
          <table:table-cell table:style-name="ce4" office:value-type="float" office:value="1.6" calcext:value-type="float">
            <text:p>1,600</text:p>
          </table:table-cell>
          <table:table-cell table:style-name="ce4" table:formula="of:=ATAN2([.A8]-[.A7];[.B8]-[.B7])" office:value-type="float" office:value="0.400240657033973" calcext:value-type="float">
            <text:p>0,400</text:p>
          </table:table-cell>
          <table:table-cell table:style-name="ce4" table:formula="of:=DEGREES([.D7])" office:value-type="float" office:value="22.9321004375897" calcext:value-type="float">
            <text:p>22,932</text:p>
          </table:table-cell>
          <table:table-cell table:number-columns-repeated="2"/>
        </table:table-row>
        <table:table-row table:style-name="ro2">
          <table:table-cell table:style-name="ce4" office:value-type="float" office:value="10.38" calcext:value-type="float">
            <text:p>10,380</text:p>
          </table:table-cell>
          <table:table-cell table:style-name="ce4" office:value-type="float" office:value="-9.47" calcext:value-type="float">
            <text:p>-9,470</text:p>
          </table:table-cell>
          <table:table-cell table:style-name="ce4" office:value-type="float" office:value="1.6" calcext:value-type="float">
            <text:p>1,600</text:p>
          </table:table-cell>
          <table:table-cell table:style-name="ce4" table:formula="of:=ATAN2([.A9]-[.A8];[.B9]-[.B8])" office:value-type="float" office:value="0.364845007101433" calcext:value-type="float">
            <text:p>0,365</text:p>
          </table:table-cell>
          <table:table-cell table:style-name="ce4" table:formula="of:=DEGREES([.D8])" office:value-type="float" office:value="20.9040790833327" calcext:value-type="float">
            <text:p>20,904</text:p>
          </table:table-cell>
          <table:table-cell table:number-columns-repeated="2"/>
        </table:table-row>
        <table:table-row table:style-name="ro2">
          <table:table-cell table:style-name="ce4" office:value-type="float" office:value="11.82" calcext:value-type="float">
            <text:p>11,820</text:p>
          </table:table-cell>
          <table:table-cell table:style-name="ce4" office:value-type="float" office:value="-8.92" calcext:value-type="float">
            <text:p>-8,920</text:p>
          </table:table-cell>
          <table:table-cell table:style-name="ce4" office:value-type="float" office:value="1.6" calcext:value-type="float">
            <text:p>1,600</text:p>
          </table:table-cell>
          <table:table-cell table:style-name="ce4" table:formula="of:=ATAN2([.A10]-[.A9];[.B10]-[.B9])" office:value-type="float" office:value="0.3573086830081" calcext:value-type="float">
            <text:p>0,357</text:p>
          </table:table-cell>
          <table:table-cell table:style-name="ce4" table:formula="of:=DEGREES([.D9])" office:value-type="float" office:value="20.4722795197419" calcext:value-type="float">
            <text:p>20,472</text:p>
          </table:table-cell>
          <table:table-cell table:number-columns-repeated="2"/>
        </table:table-row>
        <table:table-row table:style-name="ro2">
          <table:table-cell table:style-name="ce4" office:value-type="float" office:value="13.32" calcext:value-type="float">
            <text:p>13,320</text:p>
          </table:table-cell>
          <table:table-cell table:style-name="ce4" office:value-type="float" office:value="-8.36" calcext:value-type="float">
            <text:p>-8,360</text:p>
          </table:table-cell>
          <table:table-cell table:style-name="ce4" office:value-type="float" office:value="1.6" calcext:value-type="float">
            <text:p>1,600</text:p>
          </table:table-cell>
          <table:table-cell table:style-name="ce4" table:formula="of:=ATAN2([.A11]-[.A10];[.B11]-[.B10])" office:value-type="float" office:value="0.355136965333342" calcext:value-type="float">
            <text:p>0,355</text:p>
          </table:table-cell>
          <table:table-cell table:style-name="ce4" table:formula="of:=DEGREES([.D10])" office:value-type="float" office:value="20.3478492626843" calcext:value-type="float">
            <text:p>20,348</text:p>
          </table:table-cell>
          <table:table-cell table:number-columns-repeated="2"/>
        </table:table-row>
        <table:table-row table:style-name="ro2">
          <table:table-cell table:style-name="ce4" office:value-type="float" office:value="14.83" calcext:value-type="float">
            <text:p>14,830</text:p>
          </table:table-cell>
          <table:table-cell table:style-name="ce4" office:value-type="float" office:value="-7.8" calcext:value-type="float">
            <text:p>-7,800</text:p>
          </table:table-cell>
          <table:table-cell table:style-name="ce4" office:value-type="float" office:value="1.6" calcext:value-type="float">
            <text:p>1,600</text:p>
          </table:table-cell>
          <table:table-cell table:style-name="ce4" table:formula="of:=ATAN2([.A12]-[.A11];[.B12]-[.B11])" office:value-type="float" office:value="0.364845007101433" calcext:value-type="float">
            <text:p>0,365</text:p>
          </table:table-cell>
          <table:table-cell table:style-name="ce4" table:formula="of:=DEGREES([.D11])" office:value-type="float" office:value="20.9040790833326" calcext:value-type="float">
            <text:p>20,904</text:p>
          </table:table-cell>
          <table:table-cell table:number-columns-repeated="2"/>
        </table:table-row>
        <table:table-row table:style-name="ro2">
          <table:table-cell table:style-name="ce4" office:value-type="float" office:value="16.27" calcext:value-type="float">
            <text:p>16,270</text:p>
          </table:table-cell>
          <table:table-cell table:style-name="ce4" office:value-type="float" office:value="-7.25" calcext:value-type="float">
            <text:p>-7,250</text:p>
          </table:table-cell>
          <table:table-cell table:style-name="ce4" office:value-type="float" office:value="1.6" calcext:value-type="float">
            <text:p>1,600</text:p>
          </table:table-cell>
          <table:table-cell table:style-name="ce4" table:formula="of:=ATAN2([.A13]-[.A12];[.B13]-[.B12])" office:value-type="float" office:value="0.400240657033974" calcext:value-type="float">
            <text:p>0,400</text:p>
          </table:table-cell>
          <table:table-cell table:style-name="ce4" table:formula="of:=DEGREES([.D12])" office:value-type="float" office:value="22.9321004375898" calcext:value-type="float">
            <text:p>22,932</text:p>
          </table:table-cell>
          <table:table-cell table:number-columns-repeated="2"/>
        </table:table-row>
        <table:table-row table:style-name="ro2">
          <table:table-cell table:style-name="ce4" office:value-type="float" office:value="17.57" calcext:value-type="float">
            <text:p>17,570</text:p>
          </table:table-cell>
          <table:table-cell table:style-name="ce4" office:value-type="float" office:value="-6.7" calcext:value-type="float">
            <text:p>-6,700</text:p>
          </table:table-cell>
          <table:table-cell table:style-name="ce4" office:value-type="float" office:value="1.6" calcext:value-type="float">
            <text:p>1,600</text:p>
          </table:table-cell>
          <table:table-cell table:style-name="ce4" table:formula="of:=ATAN2([.A14]-[.A13];[.B14]-[.B13])" office:value-type="float" office:value="0.403794091885132" calcext:value-type="float">
            <text:p>0,404</text:p>
          </table:table-cell>
          <table:table-cell table:style-name="ce4" table:formula="of:=DEGREES([.D13])" office:value-type="float" office:value="23.1356972573358" calcext:value-type="float">
            <text:p>23,136</text:p>
          </table:table-cell>
          <table:table-cell table:number-columns-repeated="2"/>
        </table:table-row>
        <table:table-row table:style-name="ro2">
          <table:table-cell table:style-name="ce4" office:value-type="float" office:value="18.67" calcext:value-type="float">
            <text:p>18,670</text:p>
          </table:table-cell>
          <table:table-cell table:style-name="ce4" office:value-type="float" office:value="-6.23" calcext:value-type="float">
            <text:p>-6,230</text:p>
          </table:table-cell>
          <table:table-cell table:style-name="ce4" office:value-type="float" office:value="1.6" calcext:value-type="float">
            <text:p>1,600</text:p>
          </table:table-cell>
          <table:table-cell table:style-name="ce4" table:formula="of:=ATAN2([.A15]-[.A14];[.B15]-[.B14])" office:value-type="float" office:value="0.388787761290041" calcext:value-type="float">
            <text:p>0,389</text:p>
          </table:table-cell>
          <table:table-cell table:style-name="ce4" table:formula="of:=DEGREES([.D14])" office:value-type="float" office:value="22.2758978482591" calcext:value-type="float">
            <text:p>22,276</text:p>
          </table:table-cell>
          <table:table-cell table:number-columns-repeated="2"/>
        </table:table-row>
        <table:table-row table:style-name="ro2">
          <table:table-cell table:style-name="ce4" office:value-type="float" office:value="19.5" calcext:value-type="float">
            <text:p>19,500</text:p>
          </table:table-cell>
          <table:table-cell table:style-name="ce4" office:value-type="float" office:value="-5.89" calcext:value-type="float">
            <text:p>-5,890</text:p>
          </table:table-cell>
          <table:table-cell table:style-name="ce4" office:value-type="float" office:value="1.6" calcext:value-type="float">
            <text:p>1,600</text:p>
          </table:table-cell>
          <table:table-cell table:style-name="ce4" table:formula="of:=ATAN2([.A16]-[.A15];[.B16]-[.B15])" office:value-type="float" office:value="0.343023940420703" calcext:value-type="float">
            <text:p>0,343</text:p>
          </table:table-cell>
          <table:table-cell table:style-name="ce4" table:formula="of:=DEGREES([.D15])" office:value-type="float" office:value="19.6538240580533" calcext:value-type="float">
            <text:p>19,654</text:p>
          </table:table-cell>
          <table:table-cell table:number-columns-repeated="2"/>
        </table:table-row>
        <table:table-row table:style-name="ro2">
          <table:table-cell table:style-name="ce4" office:value-type="float" office:value="20.06" calcext:value-type="float">
            <text:p>20,060</text:p>
          </table:table-cell>
          <table:table-cell table:style-name="ce4" office:value-type="float" office:value="-5.69" calcext:value-type="float">
            <text:p>-5,690</text:p>
          </table:table-cell>
          <table:table-cell table:style-name="ce4" office:value-type="float" office:value="1.6" calcext:value-type="float">
            <text:p>1,600</text:p>
          </table:table-cell>
          <table:table-cell table:style-name="ce4" table:formula="of:=ATAN2([.A17]-[.A16];[.B17]-[.B16])" office:value-type="float" office:value="0.291456794477865" calcext:value-type="float">
            <text:p>0,291</text:p>
          </table:table-cell>
          <table:table-cell table:style-name="ce4" table:formula="of:=DEGREES([.D16])" office:value-type="float" office:value="16.6992442339935" calcext:value-type="float">
            <text:p>16,699</text:p>
          </table:table-cell>
          <table:table-cell table:number-columns-repeated="2"/>
        </table:table-row>
        <table:table-row table:style-name="ro2">
          <table:table-cell table:style-name="ce4" office:value-type="float" office:value="20.26" calcext:value-type="float">
            <text:p>20,260</text:p>
          </table:table-cell>
          <table:table-cell table:style-name="ce4" office:value-type="float" office:value="-5.63" calcext:value-type="float">
            <text:p>-5,630</text:p>
          </table:table-cell>
          <table:table-cell table:style-name="ce4" office:value-type="float" office:value="1.6" calcext:value-type="float">
            <text:p>1,600</text:p>
          </table:table-cell>
          <table:table-cell table:style-name="ce4" table:formula="of:=ATAN2([.A18]-[.A17];[.B18]-[.B17])" office:value-type="float" office:value="-1.5707963267949" calcext:value-type="float">
            <text:p>-1,571</text:p>
          </table:table-cell>
          <table:table-cell table:style-name="ce4" table:formula="of:=DEGREES([.D17])" office:value-type="float" office:value="-90" calcext:value-type="float">
            <text:p>-90,000</text:p>
          </table:table-cell>
          <table:table-cell table:number-columns-repeated="2"/>
        </table:table-row>
        <table:table-row table:style-name="ro2">
          <table:table-cell table:style-name="ce4" office:value-type="float" office:value="20.26" calcext:value-type="float">
            <text:p>20,260</text:p>
          </table:table-cell>
          <table:table-cell table:style-name="ce4" office:value-type="float" office:value="-6.75" calcext:value-type="float">
            <text:p>-6,750</text:p>
          </table:table-cell>
          <table:table-cell table:style-name="ce4" office:value-type="float" office:value="1.6" calcext:value-type="float">
            <text:p>1,600</text:p>
          </table:table-cell>
          <table:table-cell table:style-name="ce4" table:formula="of:=ATAN2([.A19]-[.A18];[.B19]-[.B18])" office:value-type="float" office:value="-1.49372918900284" calcext:value-type="float">
            <text:p>-1,494</text:p>
          </table:table-cell>
          <table:table-cell table:style-name="ce4" table:formula="of:=DEGREES([.D18])" office:value-type="float" office:value="-85.5843782653623" calcext:value-type="float">
            <text:p>-85,584</text:p>
          </table:table-cell>
          <table:table-cell table:number-columns-repeated="2"/>
        </table:table-row>
        <table:table-row table:style-name="ro2">
          <table:table-cell table:style-name="ce4" office:value-type="float" office:value="20.46" calcext:value-type="float">
            <text:p>20,460</text:p>
          </table:table-cell>
          <table:table-cell table:style-name="ce4" office:value-type="float" office:value="-9.34" calcext:value-type="float">
            <text:p>-9,340</text:p>
          </table:table-cell>
          <table:table-cell table:style-name="ce4" office:value-type="float" office:value="1.6" calcext:value-type="float">
            <text:p>1,600</text:p>
          </table:table-cell>
          <table:table-cell table:style-name="ce4" table:formula="of:=ATAN2([.A20]-[.A19];[.B20]-[.B19])" office:value-type="float" office:value="-1.25638060418322" calcext:value-type="float">
            <text:p>-1,256</text:p>
          </table:table-cell>
          <table:table-cell table:style-name="ce4" table:formula="of:=DEGREES([.D19])" office:value-type="float" office:value="-71.9853060817947" calcext:value-type="float">
            <text:p>-71,985</text:p>
          </table:table-cell>
          <table:table-cell table:number-columns-repeated="2"/>
        </table:table-row>
        <table:table-row table:style-name="ro2">
          <table:table-cell table:style-name="ce4" office:value-type="float" office:value="21.26" calcext:value-type="float">
            <text:p>21,260</text:p>
          </table:table-cell>
          <table:table-cell table:style-name="ce4" office:value-type="float" office:value="-11.8" calcext:value-type="float">
            <text:p>-11,800</text:p>
          </table:table-cell>
          <table:table-cell table:style-name="ce4" office:value-type="float" office:value="1.6" calcext:value-type="float">
            <text:p>1,600</text:p>
          </table:table-cell>
          <table:table-cell table:style-name="ce4" table:formula="of:=ATAN2([.A21]-[.A20];[.B21]-[.B20])" office:value-type="float" office:value="-0.656295686175515" calcext:value-type="float">
            <text:p>-0,656</text:p>
          </table:table-cell>
          <table:table-cell table:style-name="ce4" table:formula="of:=DEGREES([.D20])" office:value-type="float" office:value="-37.6029729304994" calcext:value-type="float">
            <text:p>-37,603</text:p>
          </table:table-cell>
          <table:table-cell table:number-columns-repeated="2"/>
        </table:table-row>
        <table:table-row table:style-name="ro2">
          <table:table-cell table:style-name="ce4" office:value-type="float" office:value="22.87" calcext:value-type="float">
            <text:p>22,870</text:p>
          </table:table-cell>
          <table:table-cell table:style-name="ce4" office:value-type="float" office:value="-13.04" calcext:value-type="float">
            <text:p>-13,040</text:p>
          </table:table-cell>
          <table:table-cell table:style-name="ce4" office:value-type="float" office:value="1.6" calcext:value-type="float">
            <text:p>1,600</text:p>
          </table:table-cell>
          <table:table-cell table:style-name="ce4" table:formula="of:=ATAN2([.A22]-[.A21];[.B22]-[.B21])" office:value-type="float" office:value="0.00938939542640158" calcext:value-type="float">
            <text:p>0,009</text:p>
          </table:table-cell>
          <table:table-cell table:style-name="ce4" table:formula="of:=DEGREES([.D21])" office:value-type="float" office:value="0.537972730112249" calcext:value-type="float">
            <text:p>0,538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,000</text:p>
          </table:table-cell>
          <table:table-cell table:style-name="ce4" office:value-type="float" office:value="-13.02" calcext:value-type="float">
            <text:p>-13,020</text:p>
          </table:table-cell>
          <table:table-cell table:style-name="ce4" office:value-type="float" office:value="1.6" calcext:value-type="float">
            <text:p>1,600</text:p>
          </table:table-cell>
          <table:table-cell table:style-name="ce4" table:formula="of:=ATAN2([.A23]-[.A22];[.B23]-[.B22])" office:value-type="float" office:value="0.415492095940891" calcext:value-type="float">
            <text:p>0,415</text:p>
          </table:table-cell>
          <table:table-cell table:style-name="ce4" table:formula="of:=DEGREES([.D22])" office:value-type="float" office:value="23.8059435184577" calcext:value-type="float">
            <text:p>23,806</text:p>
          </table:table-cell>
          <table:table-cell table:number-columns-repeated="2"/>
        </table:table-row>
        <table:table-row table:style-name="ro2">
          <table:table-cell table:style-name="ce4" office:value-type="float" office:value="27.04" calcext:value-type="float">
            <text:p>27,040</text:p>
          </table:table-cell>
          <table:table-cell table:style-name="ce4" office:value-type="float" office:value="-12.12" calcext:value-type="float">
            <text:p>-12,120</text:p>
          </table:table-cell>
          <table:table-cell table:style-name="ce4" office:value-type="float" office:value="1.6" calcext:value-type="float">
            <text:p>1,600</text:p>
          </table:table-cell>
          <table:table-cell table:style-name="ce4" table:formula="of:=ATAN2([.A24]-[.A23];[.B24]-[.B23])" office:value-type="float" office:value="0.687032441765078" calcext:value-type="float">
            <text:p>0,687</text:p>
          </table:table-cell>
          <table:table-cell table:style-name="ce4" table:formula="of:=DEGREES([.D23])" office:value-type="float" office:value="39.3640593017065" calcext:value-type="float">
            <text:p>39,364</text:p>
          </table:table-cell>
          <table:table-cell table:number-columns-repeated="2"/>
        </table:table-row>
        <table:table-row table:style-name="ro2">
          <table:table-cell table:style-name="ce4" office:value-type="float" office:value="28.71" calcext:value-type="float">
            <text:p>28,710</text:p>
          </table:table-cell>
          <table:table-cell table:style-name="ce4" office:value-type="float" office:value="-10.75" calcext:value-type="float">
            <text:p>-10,750</text:p>
          </table:table-cell>
          <table:table-cell table:style-name="ce4" office:value-type="float" office:value="1.6" calcext:value-type="float">
            <text:p>1,600</text:p>
          </table:table-cell>
          <table:table-cell table:style-name="ce4" table:formula="of:=ATAN2([.A25]-[.A24];[.B25]-[.B24])" office:value-type="float" office:value="0.705568177685212" calcext:value-type="float">
            <text:p>0,706</text:p>
          </table:table-cell>
          <table:table-cell table:style-name="ce4" table:formula="of:=DEGREES([.D24])" office:value-type="float" office:value="40.4260787400992" calcext:value-type="float">
            <text:p>40,426</text:p>
          </table:table-cell>
          <table:table-cell table:number-columns-repeated="2"/>
        </table:table-row>
        <table:table-row table:style-name="ro2">
          <table:table-cell table:style-name="ce4" office:value-type="float" office:value="30.33" calcext:value-type="float">
            <text:p>30,330</text:p>
          </table:table-cell>
          <table:table-cell table:style-name="ce4" office:value-type="float" office:value="-9.37" calcext:value-type="float">
            <text:p>-9,370</text:p>
          </table:table-cell>
          <table:table-cell table:style-name="ce4" office:value-type="float" office:value="1.6" calcext:value-type="float">
            <text:p>1,600</text:p>
          </table:table-cell>
          <table:table-cell table:style-name="ce4" table:formula="of:=ATAN2([.A26]-[.A25];[.B26]-[.B25])" office:value-type="float" office:value="0.395109489634881" calcext:value-type="float">
            <text:p>0,395</text:p>
          </table:table-cell>
          <table:table-cell table:style-name="ce4" table:formula="of:=DEGREES([.D25])" office:value-type="float" office:value="22.6381062016466" calcext:value-type="float">
            <text:p>22,638</text:p>
          </table:table-cell>
          <table:table-cell table:number-columns-repeated="2"/>
        </table:table-row>
        <table:table-row table:style-name="ro2">
          <table:table-cell table:style-name="ce4" office:value-type="float" office:value="32.56" calcext:value-type="float">
            <text:p>32,560</text:p>
          </table:table-cell>
          <table:table-cell table:style-name="ce4" office:value-type="float" office:value="-8.44" calcext:value-type="float">
            <text:p>-8,440</text:p>
          </table:table-cell>
          <table:table-cell table:style-name="ce4" office:value-type="float" office:value="1.6" calcext:value-type="float">
            <text:p>1,600</text:p>
          </table:table-cell>
          <table:table-cell table:style-name="ce4" table:formula="of:=ATAN2([.A27]-[.A26];[.B27]-[.B26])" office:value-type="float" office:value="0.0167208495428044" calcext:value-type="float">
            <text:p>0,017</text:p>
          </table:table-cell>
          <table:table-cell table:style-name="ce4" table:formula="of:=DEGREES([.D26])" office:value-type="float" office:value="0.958034108675947" calcext:value-type="float">
            <text:p>0,958</text:p>
          </table:table-cell>
          <table:table-cell table:number-columns-repeated="2"/>
        </table:table-row>
        <table:table-row table:style-name="ro2">
          <table:table-cell table:style-name="ce4" office:value-type="float" office:value="35.55" calcext:value-type="float">
            <text:p>35,550</text:p>
          </table:table-cell>
          <table:table-cell table:style-name="ce4" office:value-type="float" office:value="-8.39" calcext:value-type="float">
            <text:p>-8,390</text:p>
          </table:table-cell>
          <table:table-cell table:style-name="ce4" office:value-type="float" office:value="1.6" calcext:value-type="float">
            <text:p>1,600</text:p>
          </table:table-cell>
          <table:table-cell table:style-name="ce4" table:formula="of:=ATAN2([.A28]-[.A27];[.B28]-[.B27])" office:value-type="float" office:value="-0.432888082930336" calcext:value-type="float">
            <text:p>-0,433</text:p>
          </table:table-cell>
          <table:table-cell table:style-name="ce4" table:formula="of:=DEGREES([.D27])" office:value-type="float" office:value="-24.8026601534174" calcext:value-type="float">
            <text:p>-24,803</text:p>
          </table:table-cell>
          <table:table-cell table:number-columns-repeated="2"/>
        </table:table-row>
        <table:table-row table:style-name="ro2">
          <table:table-cell table:style-name="ce4" office:value-type="float" office:value="38.19" calcext:value-type="float">
            <text:p>38,190</text:p>
          </table:table-cell>
          <table:table-cell table:style-name="ce4" office:value-type="float" office:value="-9.61" calcext:value-type="float">
            <text:p>-9,610</text:p>
          </table:table-cell>
          <table:table-cell table:style-name="ce4" office:value-type="float" office:value="1.6" calcext:value-type="float">
            <text:p>1,600</text:p>
          </table:table-cell>
          <table:table-cell table:style-name="ce4" table:formula="of:=ATAN2([.A29]-[.A28];[.B29]-[.B28])" office:value-type="float" office:value="-1.07086102366419" calcext:value-type="float">
            <text:p>-1,071</text:p>
          </table:table-cell>
          <table:table-cell table:style-name="ce4" table:formula="of:=DEGREES([.D28])" office:value-type="float" office:value="-61.3558171010172" calcext:value-type="float">
            <text:p>-61,356</text:p>
          </table:table-cell>
          <table:table-cell table:number-columns-repeated="2"/>
        </table:table-row>
        <table:table-row table:style-name="ro2">
          <table:table-cell table:style-name="ce4" office:value-type="float" office:value="39.49" calcext:value-type="float">
            <text:p>39,490</text:p>
          </table:table-cell>
          <table:table-cell table:style-name="ce4" office:value-type="float" office:value="-11.99" calcext:value-type="float">
            <text:p>-11,990</text:p>
          </table:table-cell>
          <table:table-cell table:style-name="ce4" office:value-type="float" office:value="1.6" calcext:value-type="float">
            <text:p>1,600</text:p>
          </table:table-cell>
          <table:table-cell table:style-name="ce4" table:formula="of:=ATAN2([.A30]-[.A29];[.B30]-[.B29])" office:value-type="float" office:value="-1.49032531552944" calcext:value-type="float">
            <text:p>-1,490</text:p>
          </table:table-cell>
          <table:table-cell table:style-name="ce4" table:formula="of:=DEGREES([.D29])" office:value-type="float" office:value="-85.3893506813395" calcext:value-type="float">
            <text:p>-85,389</text:p>
          </table:table-cell>
          <table:table-cell table:number-columns-repeated="2"/>
        </table:table-row>
        <table:table-row table:style-name="ro2">
          <table:table-cell table:style-name="ce4" office:value-type="float" office:value="39.69" calcext:value-type="float">
            <text:p>39,690</text:p>
          </table:table-cell>
          <table:table-cell table:style-name="ce4" office:value-type="float" office:value="-14.47" calcext:value-type="float">
            <text:p>-14,470</text:p>
          </table:table-cell>
          <table:table-cell table:style-name="ce4" office:value-type="float" office:value="1.6" calcext:value-type="float">
            <text:p>1,600</text:p>
          </table:table-cell>
          <table:table-cell table:style-name="ce4" table:formula="of:=ATAN2([.A31]-[.A30];[.B31]-[.B30])" office:value-type="float" office:value="-1.63612379641825" calcext:value-type="float">
            <text:p>-1,636</text:p>
          </table:table-cell>
          <table:table-cell table:style-name="ce4" table:formula="of:=DEGREES([.D30])" office:value-type="float" office:value="-93.7429882956872" calcext:value-type="float">
            <text:p>-93,743</text:p>
          </table:table-cell>
          <table:table-cell table:number-columns-repeated="2"/>
        </table:table-row>
        <table:table-row table:style-name="ro2">
          <table:table-cell table:style-name="ce4" office:value-type="float" office:value="39.62" calcext:value-type="float">
            <text:p>39,620</text:p>
          </table:table-cell>
          <table:table-cell table:style-name="ce4" office:value-type="float" office:value="-15.54" calcext:value-type="float">
            <text:p>-15,540</text:p>
          </table:table-cell>
          <table:table-cell table:style-name="ce4" office:value-type="float" office:value="1.6" calcext:value-type="float">
            <text:p>1,600</text:p>
          </table:table-cell>
          <table:table-cell table:style-name="ce4" table:formula="of:=ATAN2([.A32]-[.A31];[.B32]-[.B31])" office:value-type="float" office:value="0.336674819386716" calcext:value-type="float">
            <text:p>0,337</text:p>
          </table:table-cell>
          <table:table-cell table:style-name="ce4" table:formula="of:=DEGREES([.D31])" office:value-type="float" office:value="19.2900462191881" calcext:value-type="float">
            <text:p>19,290</text:p>
          </table:table-cell>
          <table:table-cell table:number-columns-repeated="2"/>
        </table:table-row>
        <table:table-row table:style-name="ro2">
          <table:table-cell table:style-name="ce4" office:value-type="float" office:value="39.82" calcext:value-type="float">
            <text:p>39,820</text:p>
          </table:table-cell>
          <table:table-cell table:style-name="ce4" office:value-type="float" office:value="-15.47" calcext:value-type="float">
            <text:p>-15,470</text:p>
          </table:table-cell>
          <table:table-cell table:style-name="ce4" office:value-type="float" office:value="1.6" calcext:value-type="float">
            <text:p>1,600</text:p>
          </table:table-cell>
          <table:table-cell table:style-name="ce4" table:formula="of:=ATAN2([.A33]-[.A32];[.B33]-[.B32])" office:value-type="float" office:value="0.343023940420704" calcext:value-type="float">
            <text:p>0,343</text:p>
          </table:table-cell>
          <table:table-cell table:style-name="ce4" table:formula="of:=DEGREES([.D32])" office:value-type="float" office:value="19.6538240580533" calcext:value-type="float">
            <text:p>19,654</text:p>
          </table:table-cell>
          <table:table-cell table:number-columns-repeated="2"/>
        </table:table-row>
        <table:table-row table:style-name="ro2">
          <table:table-cell table:style-name="ce4" office:value-type="float" office:value="40.38" calcext:value-type="float">
            <text:p>40,380</text:p>
          </table:table-cell>
          <table:table-cell table:style-name="ce4" office:value-type="float" office:value="-15.27" calcext:value-type="float">
            <text:p>-15,270</text:p>
          </table:table-cell>
          <table:table-cell table:style-name="ce4" office:value-type="float" office:value="1.6" calcext:value-type="float">
            <text:p>1,600</text:p>
          </table:table-cell>
          <table:table-cell table:style-name="ce4" table:formula="of:=ATAN2([.A34]-[.A33];[.B34]-[.B33])" office:value-type="float" office:value="0.366394410749241" calcext:value-type="float">
            <text:p>0,366</text:p>
          </table:table-cell>
          <table:table-cell table:style-name="ce4" table:formula="of:=DEGREES([.D33])" office:value-type="float" office:value="20.9928533731142" calcext:value-type="float">
            <text:p>20,993</text:p>
          </table:table-cell>
          <table:table-cell table:number-columns-repeated="2"/>
        </table:table-row>
        <table:table-row table:style-name="ro2">
          <table:table-cell table:style-name="ce4" office:value-type="float" office:value="41.24" calcext:value-type="float">
            <text:p>41,240</text:p>
          </table:table-cell>
          <table:table-cell table:style-name="ce4" office:value-type="float" office:value="-14.94" calcext:value-type="float">
            <text:p>-14,940</text:p>
          </table:table-cell>
          <table:table-cell table:style-name="ce4" office:value-type="float" office:value="1.6" calcext:value-type="float">
            <text:p>1,600</text:p>
          </table:table-cell>
          <table:table-cell table:style-name="ce4" table:formula="of:=ATAN2([.A35]-[.A34];[.B35]-[.B34])" office:value-type="float" office:value="0.350919997410429" calcext:value-type="float">
            <text:p>0,351</text:p>
          </table:table-cell>
          <table:table-cell table:style-name="ce4" table:formula="of:=DEGREES([.D34])" office:value-type="float" office:value="20.1062347983594" calcext:value-type="float">
            <text:p>20,106</text:p>
          </table:table-cell>
          <table:table-cell table:number-columns-repeated="2"/>
        </table:table-row>
        <table:table-row table:style-name="ro2">
          <table:table-cell table:style-name="ce4" office:value-type="float" office:value="42.36" calcext:value-type="float">
            <text:p>42,360</text:p>
          </table:table-cell>
          <table:table-cell table:style-name="ce4" office:value-type="float" office:value="-14.53" calcext:value-type="float">
            <text:p>-14,530</text:p>
          </table:table-cell>
          <table:table-cell table:style-name="ce4" office:value-type="float" office:value="1.6" calcext:value-type="float">
            <text:p>1,600</text:p>
          </table:table-cell>
          <table:table-cell table:style-name="ce4" table:formula="of:=ATAN2([.A36]-[.A35];[.B36]-[.B35])" office:value-type="float" office:value="0.292146449540941" calcext:value-type="float">
            <text:p>0,292</text:p>
          </table:table-cell>
          <table:table-cell table:style-name="ce4" table:formula="of:=DEGREES([.D35])" office:value-type="float" office:value="16.7387585584276" calcext:value-type="float">
            <text:p>16,739</text:p>
          </table:table-cell>
          <table:table-cell table:number-columns-repeated="2"/>
        </table:table-row>
        <table:table-row table:style-name="ro2">
          <table:table-cell table:style-name="ce4" office:value-type="float" office:value="43.69" calcext:value-type="float">
            <text:p>43,690</text:p>
          </table:table-cell>
          <table:table-cell table:style-name="ce4" office:value-type="float" office:value="-14.13" calcext:value-type="float">
            <text:p>-14,130</text:p>
          </table:table-cell>
          <table:table-cell table:style-name="ce4" office:value-type="float" office:value="1.6" calcext:value-type="float">
            <text:p>1,600</text:p>
          </table:table-cell>
          <table:table-cell table:style-name="ce4" table:formula="of:=ATAN2([.A37]-[.A36];[.B37]-[.B36])" office:value-type="float" office:value="0.273770704463229" calcext:value-type="float">
            <text:p>0,274</text:p>
          </table:table-cell>
          <table:table-cell table:style-name="ce4" table:formula="of:=DEGREES([.D36])" office:value-type="float" office:value="15.6859059200664" calcext:value-type="float">
            <text:p>15,686</text:p>
          </table:table-cell>
          <table:table-cell table:number-columns-repeated="2"/>
        </table:table-row>
        <table:table-row table:style-name="ro2">
          <table:table-cell table:style-name="ce4" office:value-type="float" office:value="45.15" calcext:value-type="float">
            <text:p>45,150</text:p>
          </table:table-cell>
          <table:table-cell table:style-name="ce4" office:value-type="float" office:value="-13.72" calcext:value-type="float">
            <text:p>-13,720</text:p>
          </table:table-cell>
          <table:table-cell table:style-name="ce4" office:value-type="float" office:value="1.6" calcext:value-type="float">
            <text:p>1,600</text:p>
          </table:table-cell>
          <table:table-cell table:style-name="ce4" table:formula="of:=ATAN2([.A38]-[.A37];[.B38]-[.B37])" office:value-type="float" office:value="0.263466541034917" calcext:value-type="float">
            <text:p>0,263</text:p>
          </table:table-cell>
          <table:table-cell table:style-name="ce4" table:formula="of:=DEGREES([.D37])" office:value-type="float" office:value="15.0955208442111" calcext:value-type="float">
            <text:p>15,096</text:p>
          </table:table-cell>
          <table:table-cell table:number-columns-repeated="2"/>
        </table:table-row>
        <table:table-row table:style-name="ro2">
          <table:table-cell table:style-name="ce4" office:value-type="float" office:value="46.67" calcext:value-type="float">
            <text:p>46,670</text:p>
          </table:table-cell>
          <table:table-cell table:style-name="ce4" office:value-type="float" office:value="-13.31" calcext:value-type="float">
            <text:p>-13,310</text:p>
          </table:table-cell>
          <table:table-cell table:style-name="ce4" office:value-type="float" office:value="1.6" calcext:value-type="float">
            <text:p>1,600</text:p>
          </table:table-cell>
          <table:table-cell table:style-name="ce4" table:formula="of:=ATAN2([.A39]-[.A38];[.B39]-[.B38])" office:value-type="float" office:value="0.261822399275434" calcext:value-type="float">
            <text:p>0,262</text:p>
          </table:table-cell>
          <table:table-cell table:style-name="ce4" table:formula="of:=DEGREES([.D38])" office:value-type="float" office:value="15.0013184604715" calcext:value-type="float">
            <text:p>15,001</text:p>
          </table:table-cell>
          <table:table-cell table:number-columns-repeated="2"/>
        </table:table-row>
        <table:table-row table:style-name="ro2">
          <table:table-cell table:style-name="ce4" office:value-type="float" office:value="48.2" calcext:value-type="float">
            <text:p>48,200</text:p>
          </table:table-cell>
          <table:table-cell table:style-name="ce4" office:value-type="float" office:value="-12.9" calcext:value-type="float">
            <text:p>-12,900</text:p>
          </table:table-cell>
          <table:table-cell table:style-name="ce4" office:value-type="float" office:value="1.6" calcext:value-type="float">
            <text:p>1,600</text:p>
          </table:table-cell>
          <table:table-cell table:style-name="ce4" table:formula="of:=ATAN2([.A40]-[.A39];[.B40]-[.B39])" office:value-type="float" office:value="0.267410797183875" calcext:value-type="float">
            <text:p>0,267</text:p>
          </table:table-cell>
          <table:table-cell table:style-name="ce4" table:formula="of:=DEGREES([.D39])" office:value-type="float" office:value="15.3215100748649" calcext:value-type="float">
            <text:p>15,322</text:p>
          </table:table-cell>
          <table:table-cell table:number-columns-repeated="2"/>
        </table:table-row>
        <table:table-row table:style-name="ro2">
          <table:table-cell table:style-name="ce4" office:value-type="float" office:value="49.66" calcext:value-type="float">
            <text:p>49,660</text:p>
          </table:table-cell>
          <table:table-cell table:style-name="ce4" office:value-type="float" office:value="-12.5" calcext:value-type="float">
            <text:p>-12,500</text:p>
          </table:table-cell>
          <table:table-cell table:style-name="ce4" office:value-type="float" office:value="1.6" calcext:value-type="float">
            <text:p>1,600</text:p>
          </table:table-cell>
          <table:table-cell table:style-name="ce4" table:formula="of:=ATAN2([.A41]-[.A40];[.B41]-[.B40])" office:value-type="float" office:value="0.301158499783603" calcext:value-type="float">
            <text:p>0,301</text:p>
          </table:table-cell>
          <table:table-cell table:style-name="ce4" table:formula="of:=DEGREES([.D40])" office:value-type="float" office:value="17.255111002092" calcext:value-type="float">
            <text:p>17,255</text:p>
          </table:table-cell>
          <table:table-cell table:number-columns-repeated="2"/>
        </table:table-row>
        <table:table-row table:style-name="ro2">
          <table:table-cell table:style-name="ce4" office:value-type="float" office:value="50.98" calcext:value-type="float">
            <text:p>50,980</text:p>
          </table:table-cell>
          <table:table-cell table:style-name="ce4" office:value-type="float" office:value="-12.09" calcext:value-type="float">
            <text:p>-12,090</text:p>
          </table:table-cell>
          <table:table-cell table:style-name="ce4" office:value-type="float" office:value="1.6" calcext:value-type="float">
            <text:p>1,600</text:p>
          </table:table-cell>
          <table:table-cell table:style-name="ce4" table:formula="of:=ATAN2([.A42]-[.A41];[.B42]-[.B41])" office:value-type="float" office:value="0.340218111644683" calcext:value-type="float">
            <text:p>0,340</text:p>
          </table:table-cell>
          <table:table-cell table:style-name="ce4" table:formula="of:=DEGREES([.D41])" office:value-type="float" office:value="19.493061911151" calcext:value-type="float">
            <text:p>19,493</text:p>
          </table:table-cell>
          <table:table-cell table:number-columns-repeated="2"/>
        </table:table-row>
        <table:table-row table:style-name="ro2">
          <table:table-cell table:style-name="ce4" office:value-type="float" office:value="52.11" calcext:value-type="float">
            <text:p>52,110</text:p>
          </table:table-cell>
          <table:table-cell table:style-name="ce4" office:value-type="float" office:value="-11.69" calcext:value-type="float">
            <text:p>-11,690</text:p>
          </table:table-cell>
          <table:table-cell table:style-name="ce4" office:value-type="float" office:value="1.6" calcext:value-type="float">
            <text:p>1,600</text:p>
          </table:table-cell>
          <table:table-cell table:style-name="ce4" table:formula="of:=ATAN2([.A43]-[.A42];[.B43]-[.B42])" office:value-type="float" office:value="0.380506377112364" calcext:value-type="float">
            <text:p>0,381</text:p>
          </table:table-cell>
          <table:table-cell table:style-name="ce4" table:formula="of:=DEGREES([.D42])" office:value-type="float" office:value="21.8014094863518" calcext:value-type="float">
            <text:p>21,801</text:p>
          </table:table-cell>
          <table:table-cell table:number-columns-repeated="2"/>
        </table:table-row>
        <table:table-row table:style-name="ro2">
          <table:table-cell table:style-name="ce4" office:value-type="float" office:value="52.96" calcext:value-type="float">
            <text:p>52,960</text:p>
          </table:table-cell>
          <table:table-cell table:style-name="ce4" office:value-type="float" office:value="-11.35" calcext:value-type="float">
            <text:p>-11,350</text:p>
          </table:table-cell>
          <table:table-cell table:style-name="ce4" office:value-type="float" office:value="1.6" calcext:value-type="float">
            <text:p>1,600</text:p>
          </table:table-cell>
          <table:table-cell table:style-name="ce4" table:formula="of:=ATAN2([.A44]-[.A43];[.B44]-[.B43])" office:value-type="float" office:value="0.343023940420701" calcext:value-type="float">
            <text:p>0,343</text:p>
          </table:table-cell>
          <table:table-cell table:style-name="ce4" table:formula="of:=DEGREES([.D43])" office:value-type="float" office:value="19.6538240580532" calcext:value-type="float">
            <text:p>19,654</text:p>
          </table:table-cell>
          <table:table-cell table:number-columns-repeated="2"/>
        </table:table-row>
        <table:table-row table:style-name="ro2">
          <table:table-cell table:style-name="ce4" office:value-type="float" office:value="53.52" calcext:value-type="float">
            <text:p>53,520</text:p>
          </table:table-cell>
          <table:table-cell table:style-name="ce4" office:value-type="float" office:value="-11.15" calcext:value-type="float">
            <text:p>-11,150</text:p>
          </table:table-cell>
          <table:table-cell table:style-name="ce4" office:value-type="float" office:value="1.6" calcext:value-type="float">
            <text:p>1,600</text:p>
          </table:table-cell>
          <table:table-cell table:style-name="ce4" table:formula="of:=ATAN2([.A45]-[.A44];[.B45]-[.B44])" office:value-type="float" office:value="0.336674819386735" calcext:value-type="float">
            <text:p>0,337</text:p>
          </table:table-cell>
          <table:table-cell table:style-name="ce4" table:formula="of:=DEGREES([.D44])" office:value-type="float" office:value="19.2900462191892" calcext:value-type="float">
            <text:p>19,290</text:p>
          </table:table-cell>
          <table:table-cell table:number-columns-repeated="2"/>
        </table:table-row>
        <table:table-row table:style-name="ro2">
          <table:table-cell table:style-name="ce4" office:value-type="float" office:value="53.72" calcext:value-type="float">
            <text:p>53,720</text:p>
          </table:table-cell>
          <table:table-cell table:style-name="ce4" office:value-type="float" office:value="-11.08" calcext:value-type="float">
            <text:p>-11,080</text:p>
          </table:table-cell>
          <table:table-cell table:style-name="ce4" office:value-type="float" office:value="1.6" calcext:value-type="float">
            <text:p>1,600</text:p>
          </table:table-cell>
          <table:table-cell table:style-name="ce4" office:value-type="float" office:value="0.337" calcext:value-type="float">
            <text:p>0,337</text:p>
          </table:table-cell>
          <table:table-cell table:style-name="ce4" table:formula="of:=DEGREES([.D45])" office:value-type="float" office:value="19.3086776959087" calcext:value-type="float">
            <text:p>19,309</text:p>
          </table:table-cell>
          <table:table-cell table:number-columns-repeated="2"/>
        </table:table-row>
        <table:table-row table:style-name="ro2" table:number-rows-repeated="1048530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5" loext:min-decimal-places="5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 style:data-style-name="N2" text:time-value="15:12:27.63429062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1T15:14:29.526350796</dc:date>
    <meta:editing-duration>PT39M26S</meta:editing-duration>
    <meta:editing-cycles>5</meta:editing-cycles>
    <meta:generator>LibreOffice/5.3.1.2$Linux_X86_64 LibreOffice_project/30m0$Build-2</meta:generator>
    <meta:document-statistic meta:table-count="1" meta:cell-count="221" meta:object-count="0"/>
  </office:meta>
</office:document-meta>
</file>